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Pictures/100002010000038400000384FA916506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color="#000000" draw:fill="none" draw:fill-color="#729fc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808080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b84700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7da647" draw:textarea-horizontal-align="justify" draw:textarea-vertical-align="middle" draw:auto-grow-height="false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fill="solid" draw:fill-color="#729fcf" draw:textarea-horizontal-align="justify" draw:textarea-vertical-align="middle" draw:auto-grow-height="false"/>
    </style:style>
    <style:style style:name="gr8" style:family="graphic" style:parent-style-name="objectwithoutfill">
      <style:graphic-properties draw:marker-end="Arrow" draw:marker-end-width="0.3cm" draw:fill="none" draw:fill-color="#729fcf" draw:textarea-vertical-align="middle"/>
    </style:style>
    <style:style style:name="gr9" style:family="graphic" style:parent-style-name="standard">
      <style:graphic-properties svg:stroke-width="0.025cm" svg:stroke-color="#000000" draw:marker-start-width="0.237cm" draw:marker-end-width="0.237cm" draw:fill="none" draw:fill-color="#729fcf" draw:textarea-horizontal-align="justify" draw:textarea-vertical-align="middle" draw:auto-grow-height="false" fo:padding-top="0.137cm" fo:padding-bottom="0.137cm" fo:padding-left="0.262cm" fo:padding-right="0.262cm"/>
    </style:style>
    <style:style style:name="gr10" style:family="graphic" style:parent-style-name="standard">
      <style:graphic-properties draw:stroke="none" svg:stroke-color="#000000" draw:fill="solid" draw:fill-color="#ffffff" draw:opacity="75%" draw:auto-grow-height="true" draw:auto-grow-width="false" fo:max-height="0cm" fo:min-height="0.668cm" draw:shadow-opacity="75%"/>
    </style:style>
    <style:style style:name="gr11" style:family="graphic" style:parent-style-name="standard">
      <style:graphic-properties draw:stroke="none" svg:stroke-color="#000000" draw:fill="solid" draw:fill-color="#ffffff" draw:opacity="65%" draw:auto-grow-height="true" draw:auto-grow-width="false" fo:max-height="0cm" fo:min-height="0.668cm" draw:shadow-opacity="65%"/>
    </style:style>
    <style:style style:name="gr12" style:family="graphic" style:parent-style-name="objectwithoutfill">
      <style:graphic-properties draw:marker-end="Arrow" draw:marker-end-width="0.102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gr14" style:family="graphic" style:parent-style-name="standard">
      <style:graphic-properties draw:fill="solid" draw:fill-color="#c5000b" draw:textarea-horizontal-align="justify" draw:textarea-vertical-align="middle" draw:auto-grow-height="false"/>
    </style:style>
    <style:style style:name="gr15" style:family="graphic" style:parent-style-name="objectwithoutfill">
      <style:graphic-properties draw:fill="none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auto-grow-height="true" draw:auto-grow-width="false" fo:max-height="0cm" fo:min-height="0.389cm"/>
    </style:style>
    <style:style style:name="gr17" style:family="graphic" style:parent-style-name="standard">
      <style:graphic-properties draw:stroke="none" svg:stroke-color="#000000" draw:fill="none" draw:fill-color="#ffffff" draw:auto-grow-height="true" draw:auto-grow-width="false" fo:max-height="0cm" fo:min-height="1.786cm"/>
    </style:style>
    <style:style style:name="gr18" style:family="graphic" style:parent-style-name="standard">
      <style:graphic-properties svg:stroke-width="0.051cm" svg:stroke-color="#660066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P1" style:family="paragraph">
      <style:paragraph-properties fo:text-align="center"/>
      <style:text-properties fo:font-size="10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 style:font-size-asian="20pt" style:font-size-complex="20pt"/>
    </style:style>
    <style:style style:name="P4" style:family="paragraph">
      <style:paragraph-properties fo:text-align="center"/>
      <style:text-properties fo:font-size="10pt" fo:font-weight="normal" style:font-size-asian="18pt" style:font-weight-asian="normal" style:font-size-complex="18pt" style:font-weight-complex="normal"/>
    </style:style>
    <style:style style:name="P5" style:family="paragraph">
      <style:text-properties fo:font-size="10pt"/>
    </style:style>
    <style:style style:name="P6" style:family="paragraph">
      <style:paragraph-properties fo:text-align="center"/>
      <style:text-properties fo:font-size="10pt" fo:font-weight="bold" style:font-size-asian="14pt" style:font-weight-asian="bold" style:font-size-complex="14pt" style:font-weight-complex="bold"/>
    </style:style>
    <style:style style:name="P7" style:family="paragraph">
      <style:paragraph-properties fo:text-align="center"/>
      <style:text-properties fo:font-size="10pt" fo:font-weight="bold" style:font-size-asian="10pt" style:font-weight-asian="bold" style:font-size-complex="10pt" style:font-weight-complex="bold"/>
    </style:style>
    <style:style style:name="P8" style:family="paragraph">
      <style:text-properties fo:font-size="10pt" fo:font-weight="bold" style:font-size-asian="18pt" style:font-weight-asian="normal" style:font-size-complex="18pt"/>
    </style:style>
    <style:style style:name="P9" style:family="paragraph">
      <style:paragraph-properties fo:text-align="center"/>
      <style:text-properties fo:font-size="10pt" fo:font-weight="bold" style:font-size-asian="10pt" style:font-size-complex="10pt"/>
    </style:style>
    <style:style style:name="P10" style:family="paragraph">
      <style:text-properties fo:font-size="10pt" fo:font-weight="bold" style:font-size-asian="10pt" style:font-size-complex="10pt"/>
    </style:style>
    <style:style style:name="P11" style:family="paragraph">
      <style:text-properties fo:font-size="10pt" fo:font-weight="bold" style:font-size-asian="10pt" style:font-weight-asian="bold" style:font-size-complex="10pt" style:font-weight-complex="bold"/>
    </style:style>
    <style:style style:name="T1" style:family="text">
      <style:text-properties fo:font-size="10pt" style:font-size-asian="20pt" style:font-size-complex="20pt"/>
    </style:style>
    <style:style style:name="T2" style:family="text">
      <style:text-properties fo:font-size="10pt" fo:font-weight="normal" style:font-size-asian="18pt" style:font-weight-asian="normal" style:font-size-complex="18pt" style:font-weight-complex="normal"/>
    </style:style>
    <style:style style:name="T3" style:family="text">
      <style:text-properties fo:font-size="10pt" fo:font-weight="bold" style:font-size-asian="14pt" style:font-weight-asian="bold" style:font-size-complex="14pt" style:font-weight-complex="bold"/>
    </style:style>
    <style:style style:name="T4" style:family="text">
      <style:text-properties fo:font-size="10pt" fo:font-weight="bold" style:font-size-asian="10pt" style:font-weight-asian="bold" style:font-size-complex="10pt" style:font-weight-complex="bold"/>
    </style:style>
    <style:style style:name="T5" style:family="text">
      <style:text-properties fo:font-size="10pt" fo:font-weight="bold" style:font-size-asian="18pt" style:font-weight-asian="normal" style:font-size-complex="18pt"/>
    </style:style>
    <style:style style:name="T6" style:family="text">
      <style:text-properties style:font-name="Arial3" fo:font-size="10pt" fo:font-weight="bold" style:font-name-asian="Arial3" style:font-size-asian="18pt" style:font-weight-asian="normal" style:font-name-complex="Arial3" style:font-size-complex="18pt"/>
    </style:style>
    <style:style style:name="T7" style:family="text">
      <style:text-properties style:font-name="Arial3" fo:font-size="10pt" style:font-name-asian="Arial3" style:font-size-asian="10pt" style:font-name-complex="Arial3" style:font-size-complex="10pt"/>
    </style:style>
    <style:style style:name="T8" style:family="text">
      <style:text-properties style:text-position="sub 58%" style:font-name="Arial3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T9" style:family="text">
      <style:text-properties style:font-name="Arial3" fo:font-size="10pt" fo:font-weight="bold" style:font-name-asian="Arial3" style:font-size-asian="10pt" style:font-weight-asian="bold" style:font-name-complex="Arial3" style:font-size-complex="10pt" style:font-weight-complex="bold"/>
    </style:style>
    <style:style style:name="T10" style:family="text">
      <style:text-properties style:text-position="0% 100%" style:font-name="Arial3" fo:font-size="10pt" fo:font-weight="bold" style:font-name-asian="Arial3" style:font-size-asian="10pt" style:font-weight-asian="bold" style:font-name-complex="Arial3" style:font-size-complex="10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g>
          <draw:custom-shape draw:style-name="gr1" draw:text-style-name="P1" draw:layer="layout" svg:width="2.056cm" svg:height="2.056cm" svg:x="16.57cm" svg:y="8.723cm">
            <text:p/>
            <draw:enhanced-geometry svg:viewBox="0 0 21600 21600" draw:type="rectangle" draw:enhanced-path="M 0 0 L 21600 0 21600 21600 0 21600 0 0 Z N"/>
          </draw:custom-shape>
          <draw:custom-shape draw:style-name="gr2" draw:text-style-name="P1" draw:layer="layout" svg:width="1.028cm" svg:height="1.028cm" svg:x="16.57cm" svg:y="8.7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1" draw:layer="layout" svg:width="1.028cm" svg:height="1.028cm" svg:x="17.598cm" svg:y="8.723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1" draw:layer="layout" svg:width="1.028cm" svg:height="1.028cm" svg:x="17.598cm" svg:y="9.751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1" draw:layer="layout" svg:width="1.028cm" svg:height="1.028cm" svg:x="16.57cm" svg:y="9.751cm">
            <text:p/>
            <draw:enhanced-geometry svg:viewBox="0 0 21600 21600" draw:type="rectangle" draw:enhanced-path="M 0 0 L 21600 0 21600 21600 0 21600 0 0 Z N"/>
          </draw:custom-shape>
        </draw:g>
        <draw:frame draw:style-name="gr6" draw:text-style-name="P1" draw:layer="layout" svg:width="0.914cm" svg:height="0.914cm" svg:x="16.638cm" svg:y="8.837cm">
          <draw:image xlink:href="Pictures/100002010000038400000384FA916506.png" xlink:type="simple" xlink:show="embed" xlink:actuate="onLoad">
            <text:p/>
          </draw:image>
        </draw:frame>
        <draw:frame draw:style-name="gr6" draw:text-style-name="P1" draw:layer="layout" svg:width="0.914cm" svg:height="0.913cm" svg:x="16.638cm" svg:y="9.866cm">
          <draw:image xlink:href="Pictures/100002010000038400000384FA916506.png" xlink:type="simple" xlink:show="embed" xlink:actuate="onLoad">
            <text:p/>
          </draw:image>
        </draw:frame>
        <draw:frame draw:style-name="gr6" draw:text-style-name="P1" draw:layer="layout" svg:width="0.914cm" svg:height="0.914cm" svg:x="17.712cm" svg:y="9.865cm">
          <draw:image xlink:href="Pictures/100002010000038400000384FA916506.png" xlink:type="simple" xlink:show="embed" xlink:actuate="onLoad">
            <text:p/>
          </draw:image>
        </draw:frame>
        <draw:custom-shape draw:style-name="gr7" draw:text-style-name="P3" xml:id="id6" draw:id="id6" draw:layer="layout" svg:width="3.426cm" svg:height="1.371cm" svg:x="7.376cm" svg:y="9.075cm">
          <text:p text:style-name="P2"><text:span text:style-name="T1">Machine </text:span></text:p>
          <text:p text:style-name="P2"><text:span text:style-name="T1">Learning</text:span></text:p>
          <draw:enhanced-geometry svg:viewBox="0 0 21600 21600" draw:type="rectangle" draw:enhanced-path="M 0 0 L 21600 0 21600 21600 0 21600 0 0 Z N"/>
        </draw:custom-shape>
        <draw:g>
          <draw:frame draw:style-name="gr6" draw:text-style-name="P1" draw:layer="layout" svg:width="0.914cm" svg:height="0.914cm" svg:x="4.698cm" svg:y="9.076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3cm" svg:height="0.914cm" svg:x="4.47cm" svg:y="9.304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4cm" svg:height="0.914cm" svg:x="4.241cm" svg:y="9.532cm">
            <draw:image xlink:href="Pictures/100002010000038400000384FA916506.png" xlink:type="simple" xlink:show="embed" xlink:actuate="onLoad">
              <text:p/>
            </draw:image>
          </draw:frame>
        </draw:g>
        <draw:custom-shape draw:style-name="gr7" draw:text-style-name="P3" draw:layer="layout" svg:width="3.427cm" svg:height="1.371cm" svg:x="11.991cm" svg:y="9.118cm">
          <text:p text:style-name="P2"><text:span text:style-name="T1">Classifica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.578cm" svg:height="0.685cm" svg:x="5.798cm" svg:y="9.4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2" draw:text-style-name="P1" draw:layer="layout" svg:width="1.2cm" svg:height="0.685cm" svg:x="10.802cm" svg:y="9.418cm">
          <text:p/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draw:style-name="gr7" draw:text-style-name="P4" xml:id="id1" draw:id="id1" draw:layer="layout" svg:width="2.913cm" svg:height="1.028cm" svg:x="10.922cm" svg:y="6.963cm">
          <text:p text:style-name="P2"><text:span text:style-name="T2">Cross-validation </text:span></text:p>
          <text:p text:style-name="P2"><text:span text:style-name="T2">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xml:id="id7" draw:id="id7" draw:layer="layout" draw:type="curve" svg:x1="12.378cm" svg:y1="7.991cm" svg:x2="12.378cm" svg:y2="7.991cm" draw:start-shape="id1" draw:start-glue-point="2" draw:end-shape="id1" draw:end-glue-point="2" svg:d="m12378 7991v0" svg:viewBox="0 0 1 1">
          <text:p/>
        </draw:connector>
        <draw:custom-shape draw:style-name="gr7" draw:text-style-name="P4" xml:id="id2" draw:id="id2" draw:layer="layout" svg:width="2.912cm" svg:height="1.028cm" svg:x="4.927cm" svg:y="6.963cm">
          <text:p text:style-name="P2"><text:span text:style-name="T2">Training Set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xml:id="id5" draw:id="id5" draw:layer="layout" draw:type="curve" svg:x1="6.383cm" svg:y1="7.991cm" svg:x2="6.383cm" svg:y2="7.991cm" draw:start-shape="id2" draw:start-glue-point="2" draw:end-shape="id2" draw:end-glue-point="2" svg:d="m6383 7991v0" svg:viewBox="0 0 1 1">
          <text:p/>
        </draw:connector>
        <draw:g>
          <draw:frame draw:style-name="gr6" draw:text-style-name="P1" draw:layer="layout" svg:width="0.914cm" svg:height="0.913cm" svg:x="7.517cm" svg:y="2.782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3cm" svg:height="0.913cm" svg:x="7.289cm" svg:y="3.01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3cm" svg:height="0.914cm" svg:x="7.061cm" svg:y="3.238cm">
            <draw:image xlink:href="Pictures/100002010000038400000384FA916506.png" xlink:type="simple" xlink:show="embed" xlink:actuate="onLoad">
              <text:p/>
            </draw:image>
          </draw:frame>
        </draw:g>
        <draw:g>
          <draw:frame draw:style-name="gr6" draw:text-style-name="P1" draw:layer="layout" svg:width="0.914cm" svg:height="0.913cm" svg:x="8.431cm" svg:y="2.782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3cm" svg:height="0.913cm" svg:x="8.203cm" svg:y="3.01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4cm" svg:height="0.914cm" svg:x="7.974cm" svg:y="3.238cm">
            <draw:image xlink:href="Pictures/100002010000038400000384FA916506.png" xlink:type="simple" xlink:show="embed" xlink:actuate="onLoad">
              <text:p/>
            </draw:image>
          </draw:frame>
        </draw:g>
        <draw:g>
          <draw:frame draw:style-name="gr6" draw:text-style-name="P1" draw:layer="layout" svg:width="0.914cm" svg:height="0.913cm" svg:x="9.23cm" svg:y="2.782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4cm" svg:height="0.913cm" svg:x="9.002cm" svg:y="3.01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4cm" svg:height="0.914cm" svg:x="8.774cm" svg:y="3.238cm">
            <draw:image xlink:href="Pictures/100002010000038400000384FA916506.png" xlink:type="simple" xlink:show="embed" xlink:actuate="onLoad">
              <text:p/>
            </draw:image>
          </draw:frame>
        </draw:g>
        <draw:g>
          <draw:frame draw:style-name="gr6" draw:text-style-name="P1" draw:layer="layout" svg:width="0.913cm" svg:height="0.913cm" svg:x="9.916cm" svg:y="2.782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3cm" svg:height="0.913cm" svg:x="9.688cm" svg:y="3.01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4cm" svg:height="0.914cm" svg:x="9.459cm" svg:y="3.238cm">
            <draw:image xlink:href="Pictures/100002010000038400000384FA916506.png" xlink:type="simple" xlink:show="embed" xlink:actuate="onLoad">
              <text:p/>
            </draw:image>
          </draw:frame>
        </draw:g>
        <draw:g>
          <draw:frame draw:style-name="gr6" draw:text-style-name="P1" draw:layer="layout" svg:width="0.914cm" svg:height="0.913cm" svg:x="10.601cm" svg:y="2.782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3cm" svg:height="0.913cm" svg:x="10.373cm" svg:y="3.01cm">
            <draw:image xlink:href="Pictures/100002010000038400000384FA916506.png" xlink:type="simple" xlink:show="embed" xlink:actuate="onLoad">
              <text:p/>
            </draw:image>
          </draw:frame>
          <draw:frame draw:style-name="gr6" draw:text-style-name="P1" draw:layer="layout" svg:width="0.914cm" svg:height="0.914cm" svg:x="10.144cm" svg:y="3.238cm">
            <draw:image xlink:href="Pictures/100002010000038400000384FA916506.png" xlink:type="simple" xlink:show="embed" xlink:actuate="onLoad">
              <text:p/>
            </draw:image>
          </draw:frame>
        </draw:g>
        <draw:custom-shape draw:style-name="gr9" draw:text-style-name="P1" draw:layer="layout" svg:width="5.653cm" svg:height="1.885cm" svg:x="6.396cm" svg:y="2.47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0" draw:text-style-name="P6" draw:layer="layout" svg:width="2.342cm" svg:height="1.039cm" svg:x="8.031cm" svg:y="3.01cm">
          <draw:text-box>
            <text:p text:style-name="P2"><text:span text:style-name="T3">Sample Population</text:span></text:p>
          </draw:text-box>
        </draw:frame>
        <draw:custom-shape draw:style-name="gr2" draw:text-style-name="P1" draw:layer="layout" svg:width="1.131cm" svg:height="0.685cm" svg:x="15.439cm" svg:y="9.418cm">
          <text:p/>
          <draw:enhanced-geometry svg:viewBox="0 0 21600 21600" draw:text-areas="0 ?f0 ?f5 ?f2" draw:type="right-arrow" draw:modifiers="14048.8917036099 5968.14159292035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style-name="gr11" draw:text-style-name="P7" draw:layer="layout" svg:width="2.342cm" svg:height="1.039cm" svg:x="3.54cm" svg:y="9.356cm">
          <draw:text-box>
            <text:p text:style-name="P2"><text:span text:style-name="T4">Chips with Faults</text:span></text:p>
          </draw:text-box>
        </draw:frame>
        <draw:custom-shape draw:style-name="gr7" draw:text-style-name="P4" xml:id="id3" draw:id="id3" draw:layer="layout" svg:width="2.912cm" svg:height="1.028cm" svg:x="7.731cm" svg:y="5.191cm">
          <text:p text:style-name="P2"><text:span text:style-name="T2">Feature </text:span></text:p>
          <text:p text:style-name="P2"><text:span text:style-name="T2">Extraction</text:span></text:p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8" draw:text-style-name="P5" xml:id="id4" draw:id="id4" draw:layer="layout" draw:type="curve" svg:x1="9.187cm" svg:y1="6.219cm" svg:x2="9.187cm" svg:y2="6.219cm" draw:start-shape="id3" draw:start-glue-point="2" draw:end-shape="id3" draw:end-glue-point="2" svg:d="m9187 6219v0" svg:viewBox="0 0 1 1">
          <text:p/>
        </draw:connector>
        <draw:line draw:style-name="gr12" draw:text-style-name="P2" draw:layer="layout" svg:x1="9.255cm" svg:y1="4.302cm" svg:x2="9.255cm" svg:y2="5.191cm">
          <text:p/>
        </draw:line>
        <draw:connector draw:style-name="gr12" draw:text-style-name="P2" draw:layer="layout" draw:type="lines" svg:x1="9.187cm" svg:y1="6.219cm" svg:x2="6.383cm" svg:y2="6.963cm" draw:start-shape="id4" draw:start-glue-point="0" draw:end-shape="id2" draw:end-glue-point="0" svg:d="m9187 6219h-501l-2303 243v501" svg:viewBox="0 0 2805 745">
          <text:p/>
        </draw:connector>
        <draw:connector draw:style-name="gr12" draw:text-style-name="P2" draw:layer="layout" draw:type="lines" svg:x1="9.187cm" svg:y1="6.219cm" svg:x2="12.378cm" svg:y2="6.963cm" draw:start-shape="id4" draw:start-glue-point="0" draw:end-shape="id1" draw:end-glue-point="0" svg:d="m9187 6219h501l2690 243v501" svg:viewBox="0 0 3192 745">
          <text:p/>
        </draw:connector>
        <draw:connector draw:style-name="gr12" draw:text-style-name="P2" draw:layer="layout" draw:type="lines" svg:x1="6.383cm" svg:y1="7.991cm" svg:x2="9.089cm" svg:y2="9.075cm" draw:start-shape="id5" draw:start-glue-point="0" draw:end-shape="id6" draw:end-glue-point="0" svg:d="m6383 7991h501l2205 582v502" svg:viewBox="0 0 2707 1085">
          <text:p/>
        </draw:connector>
        <draw:connector draw:style-name="gr12" draw:text-style-name="P2" draw:layer="layout" draw:type="lines" svg:x1="12.378cm" svg:y1="7.991cm" svg:x2="9.089cm" svg:y2="9.075cm" draw:start-shape="id7" draw:start-glue-point="0" draw:end-shape="id6" draw:end-glue-point="0" svg:d="m12378 7991h-501l-2788 582v502" svg:viewBox="0 0 3290 1085">
          <text:p/>
        </draw:connector>
        <draw:g>
          <draw:g>
            <draw:custom-shape draw:style-name="gr13" draw:text-style-name="P2" draw:layer="layout" svg:width="0.169cm" svg:height="3.036cm" svg:x="3.893cm" svg:y="13.64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169cm" svg:height="0.338cm" svg:x="3.893cm" svg:y="14.8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169cm" svg:height="3.036cm" svg:x="4.23cm" svg:y="13.64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169cm" svg:height="0.338cm" svg:x="4.23cm" svg:y="14.8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168cm" svg:height="3.036cm" svg:x="4.568cm" svg:y="13.64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168cm" svg:height="0.338cm" svg:x="4.568cm" svg:y="14.8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169cm" svg:height="3.036cm" svg:x="4.905cm" svg:y="13.64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169cm" svg:height="0.338cm" svg:x="4.905cm" svg:y="14.8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169cm" svg:height="3.036cm" svg:x="5.242cm" svg:y="13.64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169cm" svg:height="0.338cm" svg:x="5.242cm" svg:y="14.8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168cm" svg:height="3.036cm" svg:x="5.58cm" svg:y="13.64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168cm" svg:height="0.338cm" svg:x="5.58cm" svg:y="14.826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169cm" svg:height="3.036cm" svg:x="5.917cm" svg:y="13.64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169cm" svg:height="0.338cm" svg:x="5.917cm" svg:y="14.826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2" draw:layer="layout" svg:width="0.169cm" svg:height="3.036cm" svg:x="6.254cm" svg:y="13.64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169cm" svg:height="0.338cm" svg:x="6.254cm" svg:y="14.826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0.169cm" svg:height="3.036cm" svg:x="15.194cm" svg:y="13.6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8cm" svg:height="3.036cm" svg:x="15.532cm" svg:y="13.6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9cm" svg:height="3.036cm" svg:x="15.869cm" svg:y="13.6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9cm" svg:height="3.036cm" svg:x="16.206cm" svg:y="13.6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8cm" svg:height="3.036cm" svg:x="16.544cm" svg:y="13.6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9cm" svg:height="3.036cm" svg:x="16.881cm" svg:y="13.6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9cm" svg:height="3.036cm" svg:x="17.218cm" svg:y="13.656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8cm" svg:height="3.036cm" svg:x="17.556cm" svg:y="13.65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169cm" svg:height="0.337cm" svg:x="15.194cm" svg:y="14.837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13.507cm" svg:y1="13.307cm" svg:x2="13.507cm" svg:y2="18.006cm">
          <text:p/>
        </draw:line>
        <draw:frame draw:style-name="gr16" draw:text-style-name="P8" draw:layer="layout" svg:width="3.88cm" svg:height="0.645cm" svg:x="6.334cm" svg:y="17.373cm">
          <draw:text-box>
            <text:p><text:span text:style-name="T5">Relatively higher </text:span><text:span text:style-name="T6">ε</text:span></text:p>
          </draw:text-box>
        </draw:frame>
        <draw:frame draw:style-name="gr16" draw:text-style-name="P8" draw:layer="layout" svg:width="3.711cm" svg:height="0.645cm" svg:x="14.688cm" svg:y="17.234cm">
          <draw:text-box>
            <text:p><text:span text:style-name="T5">Relatively lower </text:span><text:span text:style-name="T6">ε</text:span></text:p>
          </draw:text-box>
        </draw:frame>
        <draw:g>
          <draw:custom-shape draw:style-name="gr13" draw:text-style-name="P2" draw:layer="layout" svg:width="0.169cm" svg:height="3.036cm" svg:x="9.851cm" svg:y="13.71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169cm" svg:height="0.843cm" svg:x="9.851cm" svg:y="14.89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9cm" svg:height="3.036cm" svg:x="10.188cm" svg:y="13.7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8cm" svg:height="3.036cm" svg:x="10.526cm" svg:y="13.7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9cm" svg:height="3.036cm" svg:x="10.863cm" svg:y="13.7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9cm" svg:height="3.036cm" svg:x="11.2cm" svg:y="13.712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9cm" svg:height="3.036cm" svg:x="11.538cm" svg:y="13.71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169cm" svg:height="0.863cm" svg:x="11.538cm" svg:y="14.89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9cm" svg:height="3.036cm" svg:x="11.875cm" svg:y="13.712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169cm" svg:height="0.527cm" svg:x="11.875cm" svg:y="14.893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168cm" svg:height="3.036cm" svg:x="12.213cm" svg:y="13.712cm">
            <text:p/>
            <draw:enhanced-geometry svg:viewBox="0 0 21600 21600" draw:type="rectangle" draw:enhanced-path="M 0 0 L 21600 0 21600 21600 0 21600 0 0 Z N"/>
          </draw:custom-shape>
        </draw:g>
        <draw:frame draw:style-name="gr16" draw:text-style-name="P8" draw:layer="layout" svg:width="3.499cm" svg:height="0.645cm" svg:x="3.47cm" svg:y="12.684cm">
          <draw:text-box>
            <text:p><text:span text:style-name="T5">Permanent Faults</text:span></text:p>
          </draw:text-box>
        </draw:frame>
        <draw:frame draw:style-name="gr16" draw:text-style-name="P8" draw:layer="layout" svg:width="3.626cm" svg:height="0.645cm" svg:x="9.312cm" svg:y="12.685cm">
          <draw:text-box>
            <text:p><text:span text:style-name="T5">Intermittent Faults</text:span></text:p>
          </draw:text-box>
        </draw:frame>
        <draw:frame draw:style-name="gr16" draw:text-style-name="P8" draw:layer="layout" svg:width="3.626cm" svg:height="0.645cm" svg:x="14.94cm" svg:y="12.699cm">
          <draw:text-box>
            <text:p><text:span text:style-name="T5">Transient Faults</text:span></text:p>
          </draw:text-box>
        </draw:frame>
        <draw:g>
          <draw:g>
            <draw:custom-shape draw:style-name="gr13" draw:text-style-name="P2" draw:layer="layout" svg:width="0.2cm" svg:height="3.617cm" svg:x="2.364cm" svg:y="20.38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2cm" svg:height="0.403cm" svg:x="2.364cm" svg:y="21.79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201cm" svg:height="3.617cm" svg:x="2.765cm" svg:y="20.38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201cm" svg:height="0.403cm" svg:x="2.765cm" svg:y="21.79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202cm" svg:height="3.617cm" svg:x="3.167cm" svg:y="20.38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202cm" svg:height="0.403cm" svg:x="3.167cm" svg:y="21.79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201cm" svg:height="3.617cm" svg:x="3.57cm" svg:y="20.38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201cm" svg:height="0.403cm" svg:x="3.57cm" svg:y="21.79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2cm" svg:height="3.617cm" svg:x="3.972cm" svg:y="20.38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2cm" svg:height="0.403cm" svg:x="3.972cm" svg:y="21.79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201cm" svg:height="3.617cm" svg:x="4.373cm" svg:y="20.38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201cm" svg:height="0.403cm" svg:x="4.373cm" svg:y="21.792cm">
              <text:p/>
              <draw:enhanced-geometry svg:viewBox="0 0 21600 21600" draw:type="rectangle" draw:enhanced-path="M 0 0 L 21600 0 21600 21600 0 21600 0 0 Z N"/>
            </draw:custom-shape>
          </draw:g>
          <draw:g>
            <draw:custom-shape draw:style-name="gr13" draw:text-style-name="P2" draw:layer="layout" svg:width="0.201cm" svg:height="3.617cm" svg:x="4.775cm" svg:y="20.386cm">
              <text:p/>
              <draw:enhanced-geometry svg:viewBox="0 0 21600 21600" draw:type="rectangle" draw:enhanced-path="M 0 0 L 21600 0 21600 21600 0 21600 0 0 Z N"/>
            </draw:custom-shape>
            <draw:custom-shape draw:style-name="gr14" draw:text-style-name="P2" draw:layer="layout" svg:width="0.201cm" svg:height="0.403cm" svg:x="4.775cm" svg:y="21.792cm">
              <text:p/>
              <draw:enhanced-geometry svg:viewBox="0 0 21600 21600" draw:type="rectangle" draw:enhanced-path="M 0 0 L 21600 0 21600 21600 0 21600 0 0 Z N"/>
            </draw:custom-shape>
          </draw:g>
          <draw:custom-shape draw:style-name="gr13" draw:text-style-name="P2" draw:layer="layout" svg:width="0.2cm" svg:height="3.617cm" svg:x="5.177cm" svg:y="20.386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2cm" svg:height="0.403cm" svg:x="5.177cm" svg:y="21.792cm">
            <text:p/>
            <draw:enhanced-geometry svg:viewBox="0 0 21600 21600" draw:type="rectangle" draw:enhanced-path="M 0 0 L 21600 0 21600 21600 0 21600 0 0 Z N"/>
          </draw:custom-shape>
        </draw:g>
        <draw:g>
          <draw:custom-shape draw:style-name="gr13" draw:text-style-name="P2" draw:layer="layout" svg:width="0.202cm" svg:height="3.617cm" svg:x="15.825cm" svg:y="20.3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01cm" svg:height="3.617cm" svg:x="16.228cm" svg:y="20.3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01cm" svg:height="3.617cm" svg:x="16.63cm" svg:y="20.3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01cm" svg:height="3.617cm" svg:x="17.031cm" svg:y="20.3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01cm" svg:height="3.617cm" svg:x="17.433cm" svg:y="20.3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01cm" svg:height="3.617cm" svg:x="17.835cm" svg:y="20.3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cm" svg:height="3.617cm" svg:x="18.237cm" svg:y="20.398cm">
            <text:p/>
            <draw:enhanced-geometry svg:viewBox="0 0 21600 21600" draw:type="rectangle" draw:enhanced-path="M 0 0 L 21600 0 21600 21600 0 21600 0 0 Z N"/>
          </draw:custom-shape>
          <draw:custom-shape draw:style-name="gr13" draw:text-style-name="P2" draw:layer="layout" svg:width="0.201cm" svg:height="3.617cm" svg:x="18.638cm" svg:y="20.398cm">
            <text:p/>
            <draw:enhanced-geometry svg:viewBox="0 0 21600 21600" draw:type="rectangle" draw:enhanced-path="M 0 0 L 21600 0 21600 21600 0 21600 0 0 Z N"/>
          </draw:custom-shape>
          <draw:custom-shape draw:style-name="gr14" draw:text-style-name="P2" draw:layer="layout" svg:width="0.202cm" svg:height="0.401cm" svg:x="15.825cm" svg:y="21.806cm">
            <text:p/>
            <draw:enhanced-geometry svg:viewBox="0 0 21600 21600" draw:type="rectangle" draw:enhanced-path="M 0 0 L 21600 0 21600 21600 0 21600 0 0 Z N"/>
          </draw:custom-shape>
        </draw:g>
        <draw:line draw:style-name="gr15" draw:text-style-name="P2" draw:layer="layout" svg:x1="7.387cm" svg:y1="20.026cm" svg:x2="7.387cm" svg:y2="25.623cm">
          <text:p/>
        </draw:line>
        <draw:frame draw:style-name="gr17" draw:text-style-name="P10" draw:layer="layout" svg:width="4.621cm" svg:height="2.036cm" svg:x="1.761cm" svg:y="24.82cm">
          <draw:text-box>
            <text:p text:style-name="P9"><text:span text:style-name="T7">δ</text:span><text:span text:style-name="T8">H</text:span><text:span text:style-name="T7"> = 0</text:span></text:p>
          </draw:text-box>
        </draw:frame>
        <draw:frame draw:style-name="gr17" draw:text-style-name="P11" draw:layer="layout" svg:width="5.224cm" svg:height="2.036cm" svg:x="12.812cm" svg:y="24.82cm">
          <draw:text-box>
            <text:p text:style-name="P11"><text:span text:style-name="T4"><text:s text:c="2"/></text:span><text:span text:style-name="T9">δ</text:span><text:span text:style-name="T8">H <text:s/></text:span><text:span text:style-name="T10">&gt; 0</text:span></text:p>
          </draw:text-box>
        </draw:frame>
        <draw:custom-shape draw:style-name="gr13" draw:text-style-name="P2" draw:layer="layout" svg:width="0.201cm" svg:height="3.617cm" svg:x="9.461cm" svg:y="20.3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01cm" svg:height="1.006cm" svg:x="9.461cm" svg:y="21.7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201cm" svg:height="3.617cm" svg:x="9.863cm" svg:y="20.3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201cm" svg:height="3.617cm" svg:x="10.265cm" svg:y="20.3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201cm" svg:height="3.617cm" svg:x="10.666cm" svg:y="20.3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201cm" svg:height="3.617cm" svg:x="11.068cm" svg:y="20.307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201cm" svg:height="3.617cm" svg:x="11.47cm" svg:y="20.3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01cm" svg:height="1.029cm" svg:x="11.47cm" svg:y="21.7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202cm" svg:height="3.617cm" svg:x="11.872cm" svg:y="20.307cm">
          <text:p/>
          <draw:enhanced-geometry svg:viewBox="0 0 21600 21600" draw:type="rectangle" draw:enhanced-path="M 0 0 L 21600 0 21600 21600 0 21600 0 0 Z N"/>
        </draw:custom-shape>
        <draw:custom-shape draw:style-name="gr14" draw:text-style-name="P2" draw:layer="layout" svg:width="0.202cm" svg:height="0.496cm" svg:x="11.872cm" svg:y="21.713cm">
          <text:p/>
          <draw:enhanced-geometry svg:viewBox="0 0 21600 21600" draw:type="rectangle" draw:enhanced-path="M 0 0 L 21600 0 21600 21600 0 21600 0 0 Z N"/>
        </draw:custom-shape>
        <draw:custom-shape draw:style-name="gr13" draw:text-style-name="P2" draw:layer="layout" svg:width="0.201cm" svg:height="3.617cm" svg:x="12.274cm" svg:y="20.307cm">
          <text:p/>
          <draw:enhanced-geometry svg:viewBox="0 0 21600 21600" draw:type="rectangle" draw:enhanced-path="M 0 0 L 21600 0 21600 21600 0 21600 0 0 Z N"/>
        </draw:custom-shape>
        <draw:frame draw:style-name="gr16" draw:text-style-name="P8" draw:layer="layout" svg:width="3.499cm" svg:height="0.645cm" svg:x="2.2cm" svg:y="19.161cm">
          <draw:text-box>
            <text:p><text:span text:style-name="T5">Permanent Faults</text:span></text:p>
          </draw:text-box>
        </draw:frame>
        <draw:frame draw:style-name="gr16" draw:text-style-name="P8" draw:layer="layout" svg:width="3.626cm" svg:height="0.645cm" svg:x="9.185cm" svg:y="19.162cm">
          <draw:text-box>
            <text:p><text:span text:style-name="T5">Intermittent Faults</text:span></text:p>
          </draw:text-box>
        </draw:frame>
        <draw:frame draw:style-name="gr16" draw:text-style-name="P8" draw:layer="layout" svg:width="3.626cm" svg:height="0.645cm" svg:x="15.408cm" svg:y="19.151cm">
          <draw:text-box>
            <text:p><text:span text:style-name="T5">Transient Faults</text:span></text:p>
          </draw:text-box>
        </draw:frame>
        <draw:custom-shape draw:style-name="gr18" draw:text-style-name="P2" draw:layer="layout" svg:width="3.61cm" svg:height="0.635cm" svg:x="2.089cm" svg:y="21.6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61cm" svg:height="0.635cm" svg:x="9.128cm" svg:y="21.6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61cm" svg:height="0.635cm" svg:x="15.551cm" svg:y="21.656cm">
          <text:p/>
          <draw:enhanced-geometry svg:viewBox="0 0 21600 21600" draw:type="rectangle" draw:enhanced-path="M 0 0 L 21600 0 21600 21600 0 21600 0 0 Z N"/>
        </draw:custom-shape>
        <draw:custom-shape draw:style-name="gr18" draw:text-style-name="P2" draw:layer="layout" svg:width="3.61cm" svg:height="0.635cm" svg:x="9.128cm" svg:y="22.336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2" svg:font-family="Arial" style:font-family-generic="swiss"/>
    <style:font-face style:name="Arial3" svg:font-family="Arial" style:font-adornments="Regular" style:font-family-generic="swiss"/>
    <style:font-face style:name="Arial" svg:font-family="Arial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ohit Hindi1" svg:font-family="'Lohit Hindi'" style:font-family-generic="swiss" style:font-pitch="variable"/>
    <style:font-face style:name="WenQuanYi Zen Hei1" svg:font-family="'WenQuanYi Zen Hei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-10 30h20z"/>
    <draw:stroke-dash draw:name="Fine_20_Dashed" draw:display-name="Fine Dashed" draw:style="rect" draw:dots1="1" draw:dots1-length="0.508cm" draw:dots2="1" draw:dots2-length="0.508cm" draw:distance="0.508cm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4-04-09T02:43:13.483297286</meta:creation-date>
    <dc:date>2014-04-10T02:22:39.330285342</dc:date>
    <meta:editing-duration>PT3M33S</meta:editing-duration>
    <meta:editing-cycles>7</meta:editing-cycles>
    <meta:generator>LibreOffice/4.1.4.2$Linux_X86_64 LibreOffice_project/410m0$Build-2</meta:generator>
    <meta:document-statistic meta:object-count="159"/>
  </office:meta>
</office:document-meta>
</file>